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media-type="image/" manifest:full-path="Pictures/arandunetwork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606cm" fo:margin-left="1.005cm" fo:margin-right="0.39cm" table:align="margins"/>
    </style:style>
    <style:style style:name="Tabla1.A" style:family="table-column">
      <style:table-column-properties style:column-width="2.21cm" style:rel-column-width="7782*"/>
    </style:style>
    <style:style style:name="Tabla1.B" style:family="table-column">
      <style:table-column-properties style:column-width="2.409cm" style:rel-column-width="8490*"/>
    </style:style>
    <style:style style:name="Tabla1.C" style:family="table-column">
      <style:table-column-properties style:column-width="7.004cm" style:rel-column-width="24669*"/>
    </style:style>
    <style:style style:name="Tabla1.D" style:family="table-column">
      <style:table-column-properties style:column-width="3.718cm" style:rel-column-width="13095*"/>
    </style:style>
    <style:style style:name="Tabla1.E" style:family="table-column">
      <style:table-column-properties style:column-width="3.265cm" style:rel-column-width="11499*"/>
    </style:style>
    <style:style style:name="Tabla1.1" style:family="table-row">
      <style:table-row-properties style:min-row-height="0.953cm" fo:keep-together="always" style:use-optimal-row-height="false"/>
    </style:style>
    <style:style style:name="Tabla1.A1" style:family="table-cell">
      <style:table-cell-properties style:vertical-align="middle" fo:background-color="transparent" fo:padding="0.191cm" fo:border="none" style:writing-mode="lr-tb">
        <style:background-image/>
      </style:table-cell-properties>
    </style:style>
    <style:style style:name="Tabla1.B1" style:family="table-cell">
      <style:table-cell-properties style:vertical-align="middle" fo:padding="0.191cm" fo:border="none" style:writing-mode="lr-tb"/>
    </style:style>
    <style:style style:name="Tabla1.C1" style:family="table-cell">
      <style:table-cell-properties style:vertical-align="middle" fo:padding="0.191cm" fo:border="none" style:writing-mode="lr-tb"/>
    </style:style>
    <style:style style:name="Tabla1.D1" style:family="table-cell">
      <style:table-cell-properties style:vertical-align="middle" fo:padding="0.191cm" fo:border="none" style:writing-mode="lr-tb"/>
    </style:style>
    <style:style style:name="Tabla1.E1" style:family="table-cell">
      <style:table-cell-properties style:vertical-align="middle" fo:padding="0.191cm" fo:border="none" style:writing-mode="lr-tb"/>
    </style:style>
    <style:style style:name="P1" style:family="paragraph" style:parent-style-name="Frame_20_contents">
      <style:text-properties fo:font-weight="bold" style:font-weight-asian="bold" style:font-weight-complex="bold"/>
    </style:style>
    <style:style style:name="P2" style:family="paragraph" style:parent-style-name="Frame_20_contents">
      <style:text-properties fo:font-size="10pt" style:font-size-asian="10pt" style:font-size-complex="10pt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style:font-size-asian="6pt" style:font-size-complex="6pt"/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Standard">
      <style:text-properties fo:font-size="6pt" style:font-size-asian="6pt" style:font-size-complex="6pt"/>
    </style:style>
    <style:style style:name="P7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style:font-size-asian="6pt" style:font-size-complex="6pt"/>
    </style:style>
    <style:style style:name="P8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officeooo:paragraph-rsid="0015ef0f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fo:font-weight="bold" officeooo:paragraph-rsid="0015ef0f" style:font-size-asian="6pt" style:font-weight-asian="bold" style:font-size-complex="6pt" style:font-weight-complex="bold"/>
    </style:style>
    <style:style style:name="P12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13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fo:font-weight="normal" officeooo:paragraph-rsid="0015ef0f" style:font-size-asian="6pt" style:font-weight-asian="normal" style:font-size-complex="6pt" style:font-weight-complex="normal"/>
    </style:style>
    <style:style style:name="P14" style:family="paragraph" style:parent-style-name="Preformatted_20_Text">
      <style:text-properties style:font-name="Times New Roman" fo:font-size="10pt" officeooo:paragraph-rsid="0015f066" style:font-size-asian="10pt" style:font-size-complex="10pt"/>
    </style:style>
    <style:style style:name="T1" style:family="text">
      <style:text-properties style:language-asian="es" style:country-asian="AR" style:language-complex="ar" style:country-complex="S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132191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6pt" style:font-size-asian="6pt" style:font-size-complex="6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6pt" officeooo:rsid="001dca14" style:font-size-asian="6pt" style:language-asian="es" style:country-asian="AR" style:font-size-complex="6pt" style:language-complex="ar" style:country-complex="SA"/>
    </style:style>
    <style:style style:name="T12" style:family="text">
      <style:text-properties fo:font-size="6pt" fo:font-weight="bold" style:font-size-asian="6pt" style:font-weight-asian="bold" style:font-size-complex="6pt" style:font-weight-complex="bold"/>
    </style:style>
    <style:style style:name="T13" style:family="text">
      <style:text-properties fo:font-variant="normal" fo:text-transform="none" fo:color="#000000" fo:font-size="6pt" fo:letter-spacing="normal" fo:font-style="normal" fo:font-weight="normal" style:font-size-asian="6pt" style:language-asian="es" style:country-asian="AR" style:font-size-complex="6pt" style:language-complex="ar" style:country-complex="SA"/>
    </style:style>
    <style:style style:name="T14" style:family="text">
      <style:text-properties fo:font-variant="normal" fo:text-transform="none" fo:color="#000000" fo:font-size="6pt" fo:letter-spacing="normal" fo:font-style="normal" fo:font-weight="normal" officeooo:rsid="0020085d" style:font-size-asian="6pt" style:language-asian="es" style:country-asian="AR" style:font-size-complex="6pt" style:language-complex="ar" style:country-complex="SA"/>
    </style:style>
    <style:style style:name="T15" style:family="text">
      <style:text-properties fo:font-variant="normal" fo:text-transform="none" fo:color="#000000" fo:font-size="6pt" fo:letter-spacing="normal" fo:font-style="normal" fo:font-weight="normal" officeooo:rsid="0015f066" style:font-size-asian="6pt" style:language-asian="es" style:country-asian="AR" style:font-size-complex="6pt" style:language-complex="ar" style:country-complex="SA"/>
    </style:style>
    <style:style style:name="T16" style:family="text">
      <style:text-properties fo:font-variant="normal" fo:text-transform="none" fo:color="#000000" fo:font-size="6pt" fo:letter-spacing="normal" fo:font-style="normal" fo:font-weight="normal" style:font-size-asian="6pt" style:language-asian="es" style:country-asian="AR" style:font-weight-asian="normal" style:font-size-complex="6pt" style:language-complex="ar" style:country-complex="SA" style:font-weight-complex="normal"/>
    </style:style>
    <style:style style:name="fr1" style:family="graphic" style:parent-style-name="Graphics">
      <style:graphic-properties style:run-through="foreground"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style:writing-mode="lr-tb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7" text:anchor-type="page" text:anchor-page-number="1" svg:x="17.981cm" svg:y="23.91cm" svg:width="2.549cm" style:rel-width="scale" svg:height="0.781cm" style:rel-height="scale" draw:z-index="0">
        <draw:text-box>
          <text:p text:style-name="P1">2150000</text:p>
        </draw:text-box>
      </draw:frame>
      <text:p text:style-name="P5"/>
      <text:p text:style-name="Standard"><text:span text:style-name="T6"><text:tab/><text:tab/><text:tab/><text:tab/><text:tab/><text:tab/><text:tab/><text:tab/><text:tab/><text:tab/><text:tab/><text:tab/><text:tab/><text:tab/> <text:s text:c="7"/></text:span><text:tab/></text:p>
      <text:p text:style-name="P4"/>
      <text:p text:style-name="P8"><text:s text:c="38"/></text:p>
      <text:p text:style-name="P8"/>
      <text:p text:style-name="P8"/>
      <text:p text:style-name="P8"><text:tab/><text:tab/><text:tab/> <text:s text:c="4"/>25/07/2016</text:p>
      <text:p text:style-name="P4"><text:tab/><text:tab/><text:tab/><text:tab/><text:tab/><text:tab/> <text:s text:c="8"/><text:tab/><text:tab/><text:tab/><text:tab/><text:tab/></text:p>
      <text:p text:style-name="P10"/>
      <text:p text:style-name="P13"><text:s text:c="30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><text:s/><text:tab/><text:tab/><text:tab/><text:tab/><text:tab/><text:tab/><text:tab/><text:tab/><text:tab/><text:tab/><text:tab/><text:tab/><text:tab/> Efectivo</text:span></text:p>
      <text:p text:style-name="P12"/>
      <text:p text:style-name="P12"/>
      <text:p text:style-name="P8"><text:span text:style-name="T2"><text:tab/> <text:s text:c="52"/>Alberdin<text:tab/><text:tab/><text:tab/><text:tab/><text:tab/><text:tab/><text:tab/> <text:s text:c="20"/>6565465-2</text:span></text:p>
      <text:p text:style-name="P11"><text:tab/> <text:s text:c="27"/></text:p>
      <text:p text:style-name="P10"><text:tab/><text:tab/><text:tab/><text:tab/><text:tab/><text:tab/><text:tab/><text:tab/><text:tab/></text:p>
      <text:p text:style-name="P10"><text:tab/>{</text:p>
      <text:p text:style-name="P10"/>
      <text:p text:style-name="P4"/>
      <text:p text:style-name="P4"/>
      <text:p text:style-name="P4"/>
      <text:p text:style-name="P4"><text:tab/><text:tab/> <text:s text:c="16"/>Efectivo</text:p>
      <text:p text:style-name="P4"><text:tab/><text:tab/><text:tab/><text:tab/><text:tab/><text:tab/><text:tab/><text:tab/><text:tab/><text:tab/><text:tab/><text:tab/><text:tab/><text:tab/>(PROV4)</text:p>
      <text:p text:style-name="P4"><text:tab/><text:tab/> <text:s text:c="16"/></text:p>
      <text:p text:style-name="P4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9">1</text:p>
          </table:table-cell>
          <table:table-cell table:style-name="Tabla1.B1" office:value-type="string">
            <text:p text:style-name="Standard"><text:span text:style-name="Fuente_20_de_20_párrafo_20_predeter."><text:span text:style-name="T10"/></text:span></text:p>
          </table:table-cell>
          <table:table-cell table:style-name="Tabla1.C1" office:value-type="string">
            <text:p text:style-name="P3"/>
          </table:table-cell>
          <table:table-cell table:style-name="Tabla1.D1" office:value-type="string">
            <text:p text:style-name="P9">2150000</text:p>
          </table:table-cell>
          <table:table-cell table:style-name="Tabla1.E1" office:value-type="string">
            <text:p text:style-name="P9">2150000</text:p>
          </table:table-cell>
        </table:table-row>
      </table:table>
      <text:p text:style-name="P3"/>
      <text:p text:style-name="P3"><text:tab/><text:tab/><text:tab/><text:tab/><text:tab/><text:tab/><text:tab/><text:tab/><text:tab/>IVA<text:tab/><text:tab/><text:tab/><text:span text:style-name="T7">10</text:span>,00 % <text:s text:c="34"/>215000</text:p>
      <text:p text:style-name="P3"/>
      <text:p text:style-name="P3"/>
      <text:p text:style-name="P14"><text:span text:style-name="Fuente_20_de_20_párrafo_20_predeter."><text:span text:style-name="T13">[!-- IF {</text:span></text:span><text:span text:style-name="Fuente_20_de_20_párrafo_20_predeter."><text:span text:style-name="T16">object_payment_mode</text:span></text:span><text:span text:style-name="Fuente_20_de_20_párrafo_20_predeter."><text:span text:style-name="T13">} –] </text:span></text:span><text:span text:style-name="Fuente_20_de_20_párrafo_20_predeter."><text:span text:style-name="T15">O}or}</text:span></text:span><text:span text:style-name="Fuente_20_de_20_párrafo_20_predeter."><text:span text:style-name="T14">[!-- ELSE {my_var} --]Content we see if my_var not defined</text:span></text:span><text:span text:style-name="Fuente_20_de_20_párrafo_20_predeter."><text:span text:style-name="T11">[!-- ENDIF {my_var} --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A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A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001cm" fo:page-height="18cm" style:num-format="1" style:print-orientation="portrait" fo:margin-top="0cm" fo:margin-bottom="0cm" fo:margin-left="0cm" fo:margin-right="0cm" fo:background-color="transparent" style:writing-mode="lr-tb" draw:fill="none" draw:fill-color="#5b9bd5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draw:fill="none" draw:fill-color="#5b9bd5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IMPRESION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Federico Kozlowski</meta:initial-creator>
    <meta:creation-date>2014-11-17T02:07:00Z</meta:creation-date>
    <dc:date>2016-07-26T11:51:34</dc:date>
    <meta:editing-cycles>9</meta:editing-cycles>
    <meta:editing-duration>PT56M54S</meta:editing-duration>
    <meta:document-statistic meta:table-count="1" meta:image-count="0" meta:object-count="0" meta:page-count="1" meta:paragraph-count="21" meta:word-count="45" meta:character-count="1033" meta:non-whitespace-character-count="378"/>
    <meta:template xlink:type="simple" xlink:actuate="onRequest" xlink:title="" xlink:href="../../../tmp/mozilla_villalbamedina0/Factur3_RENVIK.odt/Normal.dotm"/>
  </office:meta>
</office:document-meta>
</file>